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8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4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Text_20_body" style:list-style-name="L34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Text_20_body" style:list-style-name="L35">
      <style:paragraph-properties fo:margin-top="0in" fo:margin-bottom="0in"/>
    </style:style>
    <style:style style:name="P92" style:family="paragraph" style:parent-style-name="Text_20_body" style:list-style-name="L36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3-01-26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1" text:outline-level="1"><text:bookmark-start text:name="cap-3---principais-pacotes"/>5 Cap 3 - Principais pacotes<text:line-break/><text:bookmark-end text:name="cap-3---principais-pacotes"/></text:h>
      <text:list text:style-name="L1">
        <text:list-item>
          <text:p text:style-name="P1">Principais pacotes:<text:line-break/></text:p>
        </text:list-item>
      </text:list>
      <text:list text:style-name="L2">
        <text:list-item>
          <text:p text:style-name="P2"><text:span text:style-name="T1">Rmarkdown</text:span><text:line-break/>Produção de relatorios(html, pdf, doc, md).<text:line-break/></text:p>
        </text:list-item>
        <text:list-item>
          <text:p text:style-name="P2"><text:span text:style-name="T1">knitr</text:span><text:line-break/>Interpretação e compilação do documento rmd.<text:line-break/></text:p>
        </text:list-item>
        <text:list-item>
          <text:p text:style-name="P2"><text:span text:style-name="T1">data.table</text:span><text:line-break/>Exploração de data.frames.<text:line-break/></text:p>
        </text:list-item>
        <text:list-item>
          <text:p text:style-name="P2"><text:span text:style-name="T1">janitor</text:span><text:line-break/>Limpeza de dados.<text:line-break/></text:p>
        </text:list-item>
        <text:list-item>
          <text:p text:style-name="P2"><text:span text:style-name="T1">DescTools</text:span><text:line-break/>Analise descritiva de dados.<text:line-break/></text:p>
        </text:list-item>
        <text:list-item>
          <text:p text:style-name="P2"><text:span text:style-name="T1">tidyverse</text:span><text:line-break/>conjunto de pacotes.<text:line-break/></text:p>
          <text:list text:style-name="L3">
            <text:list-item>
              <text:p text:style-name="P3"><text:span text:style-name="T1">readr</text:span><text:line-break/>Importação e leitura de arquivos de dados.<text:line-break/></text:p>
            </text:list-item>
            <text:list-item>
              <text:p text:style-name="P3"><text:span text:style-name="T1">tibble</text:span><text:line-break/>estruturação de data.frame.<text:line-break/></text:p>
            </text:list-item>
            <text:list-item>
              <text:p text:style-name="P3"><text:span text:style-name="T1">dplyr</text:span><text:line-break/>Manipulação de data.frame.<text:line-break/></text:p>
            </text:list-item>
            <text:list-item>
              <text:p text:style-name="P3"><text:span text:style-name="T1">tidyr</text:span><text:line-break/>Organização de data.frame.<text:line-break/></text:p>
            </text:list-item>
            <text:list-item>
              <text:p text:style-name="P3"><text:span text:style-name="T1">ggplot2</text:span><text:line-break/>Visualização de dados, produção de gráficos.<text:line-break/></text:p>
            </text:list-item>
            <text:list-item>
              <text:p text:style-name="P3"><text:span text:style-name="T1">purr</text:span><text:line-break/>Manipulação de vetores e listas.<text:line-break/></text:p>
            </text:list-item>
          </text:list>
        </text:list-item>
      </text:list>
      <text:p text:style-name="Pagebreak"/>
      <text:list text:style-name="L4">
        <text:list-item>
          <text:p text:style-name="P4">Instalação de pacotes:<text:line-break/></text:p>
        </text:list-item>
      </text:list>
      <text:list text:style-name="L5">
        <text:list-item>
          <text:p text:style-name="P5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5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p text:style-name="Pagebreak"/>
      <text:h text:style-name="Heading_20_1" text:outline-level="1"><text:bookmark-start text:name="cap-4---r-markdown"/>6 Cap 4 - R Markdown<text:line-break/><text:bookmark-end text:name="cap-4---r-markdown"/></text:h>
      <text:list text:style-name="L6">
        <text:list-item>
          <text:p text:style-name="P6">Preâmbulo:<text:line-break/></text:p>
        </text:list-item>
      </text:list>
      <text:list text:style-name="L7">
        <text:list-item>
          <text:p text:style-name="P7"><text:span text:style-name="T2">title</text:span>: “Titulo desejado”<text:line-break/></text:p>
        </text:list-item>
        <text:list-item>
          <text:p text:style-name="P7"><text:span text:style-name="T2">author</text:span>: “Nome dos autores”<text:line-break/></text:p>
        </text:list-item>
        <text:list-item>
          <text:p text:style-name="P7"><text:span text:style-name="T2">date</text:span>: “Data do dia da compilação”, para adicionar a data atual pode usar a função atraves do chunk “r Sys.Date()”<text:line-break/></text:p>
        </text:list-item>
        <text:list-item>
          <text:p text:style-name="P7"><text:span text:style-name="T2">output</text:span>: o tipo de saida, podem ser:<text:line-break/></text:p>
          <text:list text:style-name="L8">
            <text:list-item>
              <text:p text:style-name="P8">Documentos:<text:line-break/></text:p>
              <text:list text:style-name="L9">
                <text:list-item>
                  <text:p text:style-name="P9"><text:span text:style-name="T2">pdf_document</text:span><text:line-break/></text:p>
                </text:list-item>
                <text:list-item>
                  <text:p text:style-name="P9"><text:span text:style-name="T2">md_document</text:span><text:line-break/></text:p>
                </text:list-item>
                <text:list-item>
                  <text:p text:style-name="P9"><text:span text:style-name="T2">html_document</text:span><text:line-break/></text:p>
                </text:list-item>
                <text:list-item>
                  <text:p text:style-name="P9"><text:span text:style-name="T2">word_document</text:span><text:line-break/></text:p>
                </text:list-item>
                <text:list-item>
                  <text:p text:style-name="P9"><text:span text:style-name="T2">odt_document</text:span><text:line-break/></text:p>
                </text:list-item>
                <text:list-item>
                  <text:p text:style-name="P9"><text:span text:style-name="T2">rtf_document</text:span><text:line-break/></text:p>
                </text:list-item>
              </text:list>
            </text:list-item>
            <text:list-item>
              <text:p text:style-name="P8">Apresentação:<text:line-break/></text:p>
              <text:list text:style-name="L10">
                <text:list-item>
                  <text:p text:style-name="P10"><text:span text:style-name="T2">powerpoint_presentation</text:span><text:line-break/></text:p>
                </text:list-item>
                <text:list-item>
                  <text:p text:style-name="P10"><text:span text:style-name="T2">ioslides_presentation</text:span><text:line-break/></text:p>
                </text:list-item>
                <text:list-item>
                  <text:p text:style-name="P10"><text:span text:style-name="T2">beamer_presentation</text:span><text:line-break/></text:p>
                </text:list-item>
              </text:list>
            </text:list-item>
            <text:list-item>
              <text:p text:style-name="P8">mais:<text:line-break/></text:p>
              <text:list text:style-name="L11">
                <text:list-item>
                  <text:p text:style-name="P11"><text:span text:style-name="T2">flexdashboard::flex_dashboard</text:span><text:line-break/></text:p>
                </text:list-item>
                <text:list-item>
                  <text:p text:style-name="P11"><text:span text:style-name="T2">github_document</text:span><text:line-break/></text:p>
                </text:list-item>
              </text:list>
            </text:list-item>
          </text:list>
        </text:list-item>
      </text:list>
      <text:list text:style-name="L12">
        <text:list-item>
          <text:p text:style-name="P12">Chunks/codigos embutidos:<text:line-break/></text:p>
        </text:list-item>
        <text:list-item>
          <text:p text:style-name="P12">Titulos e subtitulos:<text:line-break/></text:p>
        </text:list-item>
        <text:list-item>
          <text:p text:style-name="P12">Listas e blocos de citação:<text:line-break/></text:p>
        </text:list-item>
        <text:list-item>
          <text:p text:style-name="P12">Inserir tabelas:<text:line-break/></text:p>
        </text:list-item>
        <text:list-item>
          <text:p text:style-name="P12">Fontes:<text:line-break/></text:p>
        </text:list-item>
        <text:list-item>
          <text:p text:style-name="P12">Hiperlinks e imagens:<text:line-break/></text:p>
        </text:list-item>
      </text:list>
      <text:list text:style-name="L13">
        <text:list-item>
          <text:p text:style-name="P13">Hiperlinks<text:line-break/></text:p>
        </text:list-item>
        <text:list-item>
          <text:p text:style-name="P13">Imagens<text:line-break/></text:p>
        </text:list-item>
      </text:list>
      <text:list text:style-name="L14">
        <text:list-item>
          <text:p text:style-name="P14">Letras gregas:<text:line-break/></text:p>
        </text:list-item>
        <text:list-item>
          <text:p text:style-name="P14">Fórmulas:<text:line-break/></text:p>
          <text:list text:style-name="L15">
            <text:list-item>
              <text:p text:style-name="P15">Subscritos e superescritos<text:line-break/></text:p>
            </text:list-item>
            <text:list-item>
              <text:p text:style-name="P15">Sublinhados, sobrelinhas e vetores<text:line-break/></text:p>
            </text:list-item>
            <text:list-item>
              <text:p text:style-name="P15">Frações, matrizes e chavetas<text:line-break/></text:p>
            </text:list-item>
            <text:list-item>
              <text:p text:style-name="P15">Expressões<text:line-break/></text:p>
            </text:list-item>
            <text:list-item>
              <text:p text:style-name="P15">Sinais e setas<text:line-break/></text:p>
            </text:list-item>
          </text:list>
        </text:list-item>
      </text:list>
      <text:p text:style-name="Pagebreak"/>
      <text:h text:style-name="Heading_20_1" text:outline-level="1"><text:bookmark-start text:name="cap-5---pacotes-do-tidyverse-e-identificandomudando-tipos-de-variaveis"/>7 Cap 5 - Pacotes do Tidyverse e identificando/mudando tipos de variaveis<text:line-break/><text:bookmark-end text:name="cap-5---pacotes-do-tidyverse-e-identificandomudando-tipos-de-variaveis"/></text:h>
      <text:list text:style-name="L16">
        <text:list-item>
          <text:p text:style-name="P16">identificando/mudando tipos de variaveis<text:line-break/></text:p>
          <text:list>
            <text:list-item>
              <text:p text:style-name="P16">identificando<text:line-break/>uso do <text:span text:style-name="T1">is</text:span>.<text:line-break/></text:p>
            </text:list-item>
            <text:list-item>
              <text:p text:style-name="P16">mudando o tipo de variavel: <text:line-break/>uso do <text:span text:style-name="T1">as</text:span>.<text:line-break/></text:p>
            </text:list-item>
          </text:list>
        </text:list-item>
        <text:list-item>
          <text:p text:style-name="P16">pacotes do Tidyverse:<text:line-break/></text:p>
        </text:list-item>
      </text:list>
      <text:list text:style-name="L17">
        <text:list-item>
          <text:p text:style-name="P17"><text:span text:style-name="T1">readr</text:span><text:line-break/>Leitura de dados.<text:line-break/></text:p>
        </text:list-item>
        <text:list-item>
          <text:p text:style-name="P17"><text:span text:style-name="T1">tibble</text:span><text:line-break/>Tipo de data.frame.<text:line-break/></text:p>
        </text:list-item>
        <text:list-item>
          <text:p text:style-name="P17"><text:span text:style-name="T1">magrittr</text:span><text:line-break/>Operador pipe ‘%&gt;%’, concatena linhas de comando.<text:line-break/></text:p>
        </text:list-item>
        <text:list-item>
          <text:p text:style-name="P17"><text:span text:style-name="T1">dplyr</text:span><text:line-break/>Manipulação de dados.<text:line-break/></text:p>
          <text:list text:style-name="L18">
            <text:list-item>
              <text:p text:style-name="P18">munipulação de dados:<text:line-break/></text:p>
              <text:list text:style-name="L19">
                <text:list-item>
                  <text:p text:style-name="P19"><text:span text:style-name="T2">select</text:span><text:line-break/>seleciona e retorna as colunas selecionadas da tabela.<text:line-break/></text:p>
                </text:list-item>
                <text:list-item>
                  <text:p text:style-name="P19"><text:span text:style-name="T2">pull</text:span><text:line-break/>extrai uma coluna de uma tabela de dados e retorna ela como vetor.<text:line-break/></text:p>
                </text:list-item>
                <text:list-item>
                  <text:p text:style-name="P19"><text:span text:style-name="T2">filter</text:span><text:line-break/>filtra linhas.<text:line-break/></text:p>
                </text:list-item>
                <text:list-item>
                  <text:p text:style-name="P19"><text:span text:style-name="T2">distinct</text:span><text:line-break/>remove linhas com valores repetidos.<text:line-break/></text:p>
                </text:list-item>
                <text:list-item>
                  <text:p text:style-name="P19"><text:span text:style-name="T2">arrange</text:span><text:line-break/>reordena ou combina linhas.<text:line-break/></text:p>
                </text:list-item>
                <text:list-item>
                  <text:p text:style-name="P19"><text:span text:style-name="T2">mutate</text:span><text:line-break/>cria novas colunas.<text:line-break/></text:p>
                </text:list-item>
                <text:list-item>
                  <text:p text:style-name="P19"><text:span text:style-name="T2">transmute</text:span><text:line-break/>cria novas colunas, mas não adiciona na base de dados.<text:line-break/></text:p>
                </text:list-item>
                <text:list-item>
                  <text:p text:style-name="P19"><text:span text:style-name="T2">summarise</text:span><text:line-break/>sumariza valores.<text:line-break/></text:p>
                </text:list-item>
                <text:list-item>
                  <text:p text:style-name="P19"><text:span text:style-name="T2">group_by</text:span><text:line-break/>permite operações por grupo.<text:line-break/></text:p>
                </text:list-item>
                <text:list-item>
                  <text:p text:style-name="P19"><text:span text:style-name="T2">add_column</text:span><text:line-break/>adiciona novas colunas.<text:line-break/></text:p>
                </text:list-item>
                <text:list-item>
                  <text:p text:style-name="P19"><text:span text:style-name="T2">add_row</text:span><text:line-break/>adiciona novas linhas.<text:line-break/></text:p>
                </text:list-item>
                <text:list-item>
                  <text:p text:style-name="P19"><text:span text:style-name="T2">rename</text:span><text:line-break/>renomeia uma coluna.<text:line-break/></text:p>
                </text:list-item>
              </text:list>
            </text:list-item>
            <text:list-item>
              <text:p text:style-name="P18">combinando tabelas de dados:<text:line-break/></text:p>
              <text:list text:style-name="L20">
                <text:list-item>
                  <text:p text:style-name="P20"><text:span text:style-name="T2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20"><text:span text:style-name="T2">bind_rows</text:span><text:line-break/>Une duas tabelas sobrepostas.<text:line-break/>Quando não há correspondencia o comando retorna <text:span text:style-name="T1">NA</text:span>.<text:line-break/></text:p>
                </text:list-item>
                <text:list-item>
                  <text:p text:style-name="P20"><text:span text:style-name="T2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20"><text:span text:style-name="T2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20"><text:span text:style-name="T2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20"><text:span text:style-name="T2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20"><text:span text:style-name="T2">intersect</text:span><text:line-break/>Retorna a interseção entre tabelas.<text:line-break/></text:p>
                </text:list-item>
                <text:list-item>
                  <text:p text:style-name="P20"><text:span text:style-name="T2">union</text:span><text:line-break/>Retorna a união de tabelas.<text:line-break/></text:p>
                </text:list-item>
                <text:list-item>
                  <text:p text:style-name="P20"><text:span text:style-name="T2">setdiff</text:span><text:line-break/>Retorna a diferença entre tabelas.<text:line-break/></text:p>
                </text:list-item>
                <text:list-item>
                  <text:p text:style-name="P20"><text:span text:style-name="T2">setequal</text:span><text:line-break/>Esse comando verifica se duas tabelas de dados possuem linhas com os mesmos valores, independentemente da ordem em que tais valores se apresentem. retorna <text:span text:style-name="T1">TRUE</text:span>, se os registros forem iguais, ou <text:span text:style-name="T1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7"><text:span text:style-name="T1">tidyr</text:span><text:line-break/>Organização de dados.<text:line-break/></text:p>
          <text:list text:style-name="L21">
            <text:list-item>
              <text:p text:style-name="P21"><text:span text:style-name="T2">pivot_longer</text:span> ou <text:span text:style-name="T2">gather</text:span><text:line-break/>Converte a tabela de dados para o formato longo. (larga -&gt; longo)<text:line-break/></text:p>
            </text:list-item>
            <text:list-item>
              <text:p text:style-name="P21"><text:span text:style-name="T2">pivot_wider</text:span> ou <text:span text:style-name="T2">spread</text:span><text:line-break/>Converte a tabela de dados para o formato larga. (longo -&gt; larga)<text:line-break/></text:p>
            </text:list-item>
            <text:list-item>
              <text:p text:style-name="P21"><text:span text:style-name="T2">separate</text:span><text:line-break/>Separa as respostas que estão em uma unica coluna para diversas colunas.<text:line-break/></text:p>
            </text:list-item>
            <text:list-item>
              <text:p text:style-name="P21"><text:span text:style-name="T2">unite</text:span><text:line-break/>O comando unite é utilizado para unir duas ou mais colunas em uma unica coluna.<text:line-break/></text:p>
            </text:list-item>
            <text:list-item>
              <text:p text:style-name="P21"><text:span text:style-name="T2">complete</text:span><text:line-break/>Completa as combinações de duas colunas, se não houver valor completa com <text:span text:style-name="T2">NA</text:span>.<text:line-break/></text:p>
            </text:list-item>
            <text:list-item>
              <text:p text:style-name="P21"><text:span text:style-name="T2">drop_na</text:span><text:line-break/>Elimina as linhas, especificadas ou não, com valor NA.<text:line-break/></text:p>
            </text:list-item>
            <text:list-item>
              <text:p text:style-name="P21"><text:span text:style-name="T2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8 Cap 6 - Pacote data.table<text:line-break/><text:bookmark-end text:name="cap-6---pacote-data.table"/></text:h>
      <text:list text:style-name="L22">
        <text:list-item>
          <text:p text:style-name="P22"><text:span text:style-name="T1">data.table</text:span><text:line-break/></text:p>
          <text:list text:style-name="L23">
            <text:list-item>
              <text:p text:style-name="P23">Manipulando linhas<text:line-break/></text:p>
            </text:list-item>
            <text:list-item>
              <text:p text:style-name="P23">Manipulando colunas<text:line-break/></text:p>
            </text:list-item>
            <text:list-item>
              <text:p text:style-name="P23">Sumarizando dados<text:line-break/></text:p>
            </text:list-item>
            <text:list-item>
              <text:p text:style-name="P23">Operando um subconjunto de dados</text:p>
              <text:list text:style-name="L24">
                <text:list-item>
                  <text:p text:style-name="P24"><text:span text:style-name="T2">lapply</text:span><text:line-break/></text:p>
                </text:list-item>
              </text:list>
            </text:list-item>
            <text:list-item>
              <text:p text:style-name="P23">modificando dados com set:</text:p>
              <text:list text:style-name="L25">
                <text:list-item>
                  <text:p text:style-name="P25"><text:span text:style-name="T2">set</text:span><text:line-break/>modificando um valor.<text:line-break/></text:p>
                </text:list-item>
                <text:list-item>
                  <text:p text:style-name="P25"><text:span text:style-name="T2">setnames</text:span><text:line-break/>modificando nome da coluna.<text:line-break/></text:p>
                </text:list-item>
                <text:list-item>
                  <text:p text:style-name="P25"><text:span text:style-name="T2">setorder</text:span><text:line-break/>modificando ordem das linhas.<text:line-break/></text:p>
                </text:list-item>
                <text:list-item>
                  <text:p text:style-name="P25"><text:span text:style-name="T2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9 Cap 7 - Gráficos basicos e pacote ggplot2<text:line-break/><text:bookmark-end text:name="cap-7---gráficos-basicos-e-pacote-ggplot2"/></text:h>
      <text:list text:style-name="L26">
        <text:list-item>
          <text:p text:style-name="P26">Gráficos basicos:<text:line-break/></text:p>
        </text:list-item>
      </text:list>
      <text:list text:style-name="L27">
        <text:list-item>
          <text:p text:style-name="P27">Gráfico de barras<text:line-break/><text:span text:style-name="T1">barplot</text:span><text:line-break/></text:p>
        </text:list-item>
        <text:list-item>
          <text:p text:style-name="P27">Gráfico circular (pizza)<text:line-break/><text:span text:style-name="T1">pie</text:span></text:p>
        </text:list-item>
        <text:list-item>
          <text:p text:style-name="P27">Gráfico de linhas<text:line-break/><text:span text:style-name="T1">plot</text:span></text:p>
          <text:list text:style-name="L28">
            <text:list-item>
              <text:p text:style-name="P28">Para adicionar mais linhas no grafico.<text:line-break/><text:span text:style-name="T1">lines</text:span></text:p>
            </text:list-item>
          </text:list>
        </text:list-item>
        <text:list-item>
          <text:p text:style-name="P27">Gráfico de dispersão<text:line-break/></text:p>
          <text:list text:style-name="L29">
            <text:list-item>
              <text:p text:style-name="P29">Para obter a correlação.<text:line-break/><text:span text:style-name="T1">cor</text:span>(x,y)<text:line-break/></text:p>
            </text:list-item>
            <text:list-item>
              <text:p text:style-name="P29">Para obter o coeficiente da reta de regressão.<text:line-break/><text:span text:style-name="T1">lm</text:span>(y ~x)$coef<text:line-break/></text:p>
            </text:list-item>
            <text:list-item>
              <text:p text:style-name="P29">Adiciona a reta tracejada.<text:line-break/><text:span text:style-name="T1">abline</text:span><text:line-break/></text:p>
            </text:list-item>
          </text:list>
        </text:list-item>
        <text:list-item>
          <text:p text:style-name="P27">Histograma<text:line-break/><text:span text:style-name="T1">hist</text:span><text:line-break/></text:p>
        </text:list-item>
        <text:list-item>
          <text:p text:style-name="P27"><text:span text:style-name="T1">Boxplot</text:span> (diagrama de caixa)<text:line-break/></text:p>
        </text:list-item>
      </text:list>
      <text:list text:style-name="L30">
        <text:list-item>
          <text:p text:style-name="P30">Pacote <text:span text:style-name="T1">ggplot2</text:span><text:line-break/></text:p>
        </text:list-item>
      </text:list>
      <text:list text:style-name="L31">
        <text:list-item>
          <text:p text:style-name="P31">Constroi diversos tipos de graficos a partir da mesma estrutura de componentes:<text:line-break/></text:p>
          <text:list text:style-name="L32">
            <text:list-item>
              <text:p text:style-name="P32"><text:span text:style-name="T2">data</text:span>: referente ao banco de dados.<text:line-break/></text:p>
            </text:list-item>
            <text:list-item>
              <text:p text:style-name="P32"><text:span text:style-name="T2">geom_forma</text:span>: um rol de tipos possiveis de representação dos dados.<text:line-break/></text:p>
            </text:list-item>
            <text:list-item>
              <text:p text:style-name="P32"><text:span text:style-name="T2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33">
        <text:list-item>
          <text:p text:style-name="P33">O que precisa para fazer o grafico?<text:line-break/>A. Um nome de objeto para guardar o grafico (uma variavel).<text:line-break/>B. A base de dados que será utilizada para a plotagem.<text:line-break/><text:span text:style-name="T1">ggplot</text:span>(<text:span text:style-name="T2">data</text:span><text:span text:style-name="T1">=</text:span><text:span text:style-name="T2">nome_da_base</text:span>)<text:line-break/>C. Descrever como as variaveis serão utilizadas na plotagem:<text:line-break/><text:span text:style-name="T1">aes</text:span>(<text:span text:style-name="T2">x</text:span><text:span text:style-name="T1">=</text:span>…, <text:span text:style-name="T2">y</text:span><text:span text:style-name="T1">=</text:span>…, …)<text:line-break/>D. Especificar o tipo de grafico:<text:line-break/><text:span text:style-name="T2">geom_forma</text:span>(…)<text:line-break/>E. Utilizar o operador “<text:span text:style-name="T1">+</text:span>” para adicionar camadas ao objeto <text:span text:style-name="T1">ggplot</text:span> criado.<text:line-break/>F. Pacotes auxiliares como <text:span text:style-name="T2">ggthemes</text:span> e <text:span text:style-name="T2">grid</text:span>, dentre outros.<text:line-break/></text:p>
        </text:list-item>
        <text:list-item>
          <text:p text:style-name="P33">Quais formatos podemos utilizar no ggplot2 - geom_forma?<text:line-break/></text:p>
        </text:list-item>
      </text:list>
      <text:p text:style-name="P34">## <text:s text:c="44"/>forma</text:p>
      <text:p text:style-name="P35">## 1 <text:s text:c="23"/>geom_area ou geom_ribbon</text:p>
      <text:p text:style-name="P36">## 2 <text:s text:c="27"/>geom_bar ou geom_col</text:p>
      <text:p text:style-name="P37">## 3 <text:s text:c="27"/>geom_bar+coord_polar</text:p>
      <text:p text:style-name="P38">## 4 <text:s text:c="35"/>geom_boxplot</text:p>
      <text:p text:style-name="P39">## 5 <text:s text:c="37"/>geom_curve</text:p>
      <text:p text:style-name="P40">## 6 <text:s text:c="35"/>geom_density</text:p>
      <text:p text:style-name="P41">## 7 <text:s text:c="35"/>geom_dotplot</text:p>
      <text:p text:style-name="P42">## 8 <text:s text:c="33"/>geom_histogram</text:p>
      <text:p text:style-name="P43">## 9 <text:s text:c="1"/>geom_line, geom_abline, geom_hline, geom_vline</text:p>
      <text:p text:style-name="P44">## 10 <text:s text:c="36"/>geom_point</text:p>
      <text:p text:style-name="P45">## 11 <text:s text:c="23"/>geom_qq ou geom_qq_line</text:p>
      <text:p text:style-name="P46">## 12 <text:s text:c="11"/>geom_tile, geom_rect ou geom_raster</text:p>
      <text:p text:style-name="P47">## 13 <text:s text:c="35"/>geom_violin</text:p>
      <text:p text:style-name="P48">## <text:s text:c="55"/>tipo_de_grafico</text:p>
      <text:p text:style-name="P49">## 1 <text:s text:c="1"/>Produz um grafico para visualizar área sob a curva ou entre curvas.</text:p>
      <text:p text:style-name="P50">## 2 <text:s text:c="28"/>Produz um grafico de colunas do vetor x.</text:p>
      <text:p text:style-name="P51">## 3 <text:s text:c="33"/>Produz um grafico circular (Pizza).</text:p>
      <text:p text:style-name="P52">## 4 <text:s text:c="46"/>Produz o boxplot de x.</text:p>
      <text:p text:style-name="P53">## 5 <text:s text:c="41"/>Produz um grafico em curva.</text:p>
      <text:p text:style-name="P54">## 6 <text:s text:c="32"/>Produz um grafico da densidade de x.</text:p>
      <text:p text:style-name="P55">## 7 <text:s text:c="40"/>Produz um grafico de pontos.</text:p>
      <text:p text:style-name="P56">## 8 <text:s text:c="36"/>Produz um histograma do vetor x.</text:p>
      <text:p text:style-name="P57">## 9 <text:s text:c="41"/>Produz um grafico de linhas</text:p>
      <text:p text:style-name="P58">## 10 <text:s text:c="24"/>Produz um grafico de dispersão entre x e y.</text:p>
      <text:p text:style-name="P59">## 11 <text:s text:c="13"/>plota os quantis de x usando como base a curva normal.</text:p>
      <text:p text:style-name="P60">## 12 <text:s text:c="36"/>Produz uma grade de retangulos.</text:p>
      <text:p text:style-name="P61">## 13 <text:s text:c="29"/>Produz um grafico em forma de violino.</text:p>
      <text:list text:style-name="L34">
        <text:list-item>
          <text:p text:style-name="P62">Nome dos argumentos para adicionar efeito em graficos do pacote ggplot2.</text:p>
        </text:list-item>
      </text:list>
      <text:p text:style-name="P63">## <text:s text:c="37"/>funcao</text:p>
      <text:p text:style-name="P64">## 1 <text:s text:c="33"/>autoplot</text:p>
      <text:p text:style-name="P65">## 2 <text:s text:c="26"/>coord_cartesian</text:p>
      <text:p text:style-name="P66">## 3 <text:s text:c="30"/>coord_fixed</text:p>
      <text:p text:style-name="P67">## 4 <text:s text:c="31"/>coord_flip</text:p>
      <text:p text:style-name="P68">## 5 <text:s text:c="30"/>coord_polar</text:p>
      <text:p text:style-name="P69">## 6 <text:s text:c="31"/>geom_blank</text:p>
      <text:p text:style-name="P70">## 7 <text:s text:c="30"/>geom_jitter</text:p>
      <text:p text:style-name="P71">## 8 <text:s text:c="30"/>geom_smooth</text:p>
      <text:p text:style-name="P72">## 9 <text:s text:c="32"/>geom_text</text:p>
      <text:p text:style-name="P73">## 10 scale_fill_(=brewer ou grey ou gradient)</text:p>
      <text:p text:style-name="P74">## 11 <text:s text:c="23"/>scale_*_continuos</text:p>
      <text:p text:style-name="P75">## 12 <text:s text:c="24"/>scale_*_discrete</text:p>
      <text:p text:style-name="P76">## 13 <text:s text:c="26"/>scale_*_manual</text:p>
      <text:p text:style-name="P77">## <text:s text:c="41"/>efeito_no_grafico</text:p>
      <text:p text:style-name="P78">## 1 <text:s text:c="4"/>Produz um grafico apropriado para o tipo de variavel</text:p>
      <text:p text:style-name="P79">## 2 <text:s text:c="35"/>Coordenada cartesiana</text:p>
      <text:p text:style-name="P80">## 3 <text:s text:c="1"/>Coordenada cartesiana com razão entre eixo x e y fixada</text:p>
      <text:p text:style-name="P81">## 4 <text:s text:c="23"/>Inverte a posição dos eixos x e y</text:p>
      <text:p text:style-name="P82">## 5 <text:s text:c="40"/>Coordenada polar</text:p>
      <text:p text:style-name="P83">## 6 <text:s text:c="40"/>Janela em branco</text:p>
      <text:p text:style-name="P84">## 7 <text:s text:c="33"/>Produz um efeito jitter</text:p>
      <text:p text:style-name="P85">## 8 <text:s text:c="30"/>Produz uma curva suavizada</text:p>
      <text:p text:style-name="P86">## 9 <text:s text:c="27"/>Aplica texto a janela grafica</text:p>
      <text:p text:style-name="P87">## 10 <text:s text:c="31"/>Define a escala de cores</text:p>
      <text:p text:style-name="P88">## 11 <text:s text:c="9"/>Define parametros para o eixo x ou y continuos</text:p>
      <text:p text:style-name="P89">## 12 <text:s text:c="10"/>Define parametros para o eixo x ou y discreto</text:p>
      <text:p text:style-name="P90">## 13 <text:s text:c="12"/>Define parametros para os eixos manualmente</text:p>
      <text:list text:style-name="L35">
        <text:list-item>
          <text:p text:style-name="P91">Definindo um tema para o grafico <text:span text:style-name="T1">ggplot</text:span>.<text:line-break/></text:p>
          <text:list text:style-name="L36">
            <text:list-item>
              <text:p text:style-name="P92"><text:span text:style-name="T2">theme_gray</text:span><text:line-break/>Fundo cinza e linhas grandes brancas.<text:line-break/></text:p>
            </text:list-item>
            <text:list-item>
              <text:p text:style-name="P92"><text:span text:style-name="T2">theme_bw</text:span><text:line-break/>O classico preto e branco. Otimo para projetor.<text:line-break/></text:p>
            </text:list-item>
            <text:list-item>
              <text:p text:style-name="P92"><text:span text:style-name="T2">theme_linedraw</text:span><text:line-break/>Linhas pretasde varias larguras num fundo branco. semelhante ao theme_bw.<text:line-break/></text:p>
            </text:list-item>
            <text:list-item>
              <text:p text:style-name="P92"><text:span text:style-name="T2">theme_light</text:span><text:line-break/>Semelhante ao theme_linedraw, porem com as linhas mais cinza claro, para dar atenção aos dados.<text:line-break/></text:p>
            </text:list-item>
            <text:list-item>
              <text:p text:style-name="P92"><text:span text:style-name="T2">theme_dark</text:span><text:line-break/>Versão escura do theme_light, com o fundo escuro, util para criar linhas finas coloridas.<text:line-break/></text:p>
            </text:list-item>
            <text:list-item>
              <text:p text:style-name="P92"><text:span text:style-name="T2">theme_minimal</text:span><text:line-break/>Um tema minimalista sem anotações de fundo.<text:line-break/></text:p>
            </text:list-item>
            <text:list-item>
              <text:p text:style-name="P92"><text:span text:style-name="T2">theme_classic</text:span><text:line-break/>Tema classico, com linhas do eixo x e y, sem linhas de grade.<text:line-break/></text:p>
            </text:list-item>
            <text:list-item>
              <text:p text:style-name="P92"><text:span text:style-name="T2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0 Andamento dos Estudos<text:bookmark-end text:name="andamento-dos-estudos"/></text:h>
      <text:h text:style-name="Heading_20_2" text:outline-level="2"><text:bookmark-start text:name="assunto-em-andamento"/>10.1 Assunto em andamento:<text:bookmark-end text:name="assunto-em-andamento"/></text:h>
      <text:p text:style-name="First_20_paragraph">Atualmente estou estudando pacote ggplot2.<text:line-break/></text:p>
      <text:h text:style-name="Heading_20_2" text:outline-level="2"><text:bookmark-start text:name="em-andamento"/>10.2 Em andamento:<text:bookmark-end text:name="em-andamento"/></text:h>
      <text:h text:style-name="Heading_20_2" text:outline-level="2"><text:bookmark-start text:name="vazios"/>10.3 Vazios:<text:bookmark-end text:name="vazios"/></text:h>
      <text:h text:style-name="Heading_20_2" text:outline-level="2"><text:bookmark-start text:name="finalizando-detalhes"/>10.4 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1-26T15:16:55Z</meta:creation-date>
    <dc:date>2023-01-26T15:16:55Z</dc:date>
    <meta:user-defined meta:name="date" meta:value-type="string">2023-01-26</meta:user-defined>
    <meta:user-defined meta:name="output" meta:value-type="string"/>
  </office:meta>
</office:document-meta>
</file>